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ank_id</text:p>
          </table:table-cell>
          <table:table-cell office:value-type="string" calcext:value-type="string">
            <text:p>ranksys_id</text:p>
          </table:table-cell>
          <table:table-cell office:value-type="string" calcext:value-type="string">
            <text:p>namestr</text:p>
          </table:table-cell>
          <table:table-cell office:value-type="string" calcext:value-type="string">
            <text:p>nearest_parent_id</text:p>
          </table:table-cell>
          <table:table-cell office:value-type="string" calcext:value-type="string">
            <text:p>obligate_parent_id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dom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kingdom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rakingdom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]+5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phylu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formula="of:=[.A6]+5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lum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7]+5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phylum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formula="of:=[.A8]+5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raphylum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9]+5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class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formula="of:=[.A10]+5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formula="of:=[.A11]+5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lass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formula="of:=[.A12]+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raclass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3]+5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order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formula="of:=[.A14]+5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formula="of:=[.A15]+5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order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formula="of:=[.A16]+5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raorder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formula="of:=[.A17]+5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i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formula="of:=[.A18]+5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section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19]+5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amily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formula="of:=[.A20]+5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ily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formula="of:=[.A21]+5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famil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table:formula="of:=[.A22]+5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be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3]+5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ibe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formula="of:=[.A24]+5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us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5]+5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genus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3">
          <table:table-cell table:formula="of:=[.A26]+5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e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table:formula="of:=[.A27]+5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species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3">
          <table:table-cell table:formula="of:=[.A28]+5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ty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3">
          <table:table-cell table:formula="of:=[.A29]+5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3">
          <table:table-cell table:formula="of:=[.A30]+5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e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formula="of:=[.A31]+5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rp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3">
          <table:table-cell table:formula="of:=[.A32]+5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ph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3">
          <table:table-cell table:formula="of:=[.A33]+5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ration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dom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formula="of:=[.A35] + 5"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kingdom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formula="of:=[.A36] + 5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rakingdom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37] + 5"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division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table:formula="of:=[.A38] + 5"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lum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39] + 5"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phylum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table:formula="of:=[.A40] + 5"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raphylum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A41] + 5"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class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table:formula="of:=[.A42] + 5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table:formula="of:=[.A43] + 5"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class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table:formula="of:=[.A44] + 5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raclass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[.A45] + 5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order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table:formula="of:=[.A46] + 5"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table:formula="of:=[.A47] + 5"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order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3">
          <table:table-cell table:formula="of:=[.A48] + 5"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mily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table:formula="of:=[.A49] + 5"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family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3">
          <table:table-cell table:formula="of:=[.A50] + 5"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be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formula="of:=[.A51] + 5"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ibe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</table:table-row>
        <table:table-row table:style-name="ro3">
          <table:table-cell table:formula="of:=[.A52] + 5"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s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formula="of:=[.A53] + 5"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genus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3">
          <table:table-cell table:formula="of:=[.A54] + 5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ion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table:formula="of:=[.A55] + 5"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ection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table:formula="of:=[.A56] + 5"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es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table:formula="of:=[.A57] + 5"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pecies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table:formula="of:=[.A58] + 5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ety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formula="of:=[.A59] + 5"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variety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table:formula="of:=[.A60] + 5"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formula="of:=[.A61] + 5"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form</text:p>
          </table:table-cell>
          <table:table-cell office:value-type="float" office:value="330" calcext:value-type="float">
            <text:p>330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dom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table:formula="of:=[.A63]+5"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kingdom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table:formula="of:=[.A64]+5"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rakingdom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formula="of:=[.A65]+5"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erdivision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table:formula="of:=[.A66]+5"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sion</text:p>
          </table:table-cell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table:formula="of:=[.A67]+5"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division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table:formula="of:=[.A68]+5"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radivision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formula="of:=[.A69]+5"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erclass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table:formula="of:=[.A70]+5"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s</text:p>
          </table:table-cell>
          <table:table-cell office:value-type="float" office:value="435" calcext:value-type="float">
            <text:p>435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table:formula="of:=[.A71]+5"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class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table:formula="of:=[.A72]+5"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raclass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formula="of:=[.A73]+5"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erorder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table:formula="of:=[.A74]+5"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</text:p>
          </table:table-cell>
          <table:table-cell office:value-type="float" office:value="455" calcext:value-type="float">
            <text:p>455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table:formula="of:=[.A75]+5"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order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3">
          <table:table-cell table:formula="of:=[.A76]+5"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mily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table:formula="of:=[.A77]+5"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family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3">
          <table:table-cell table:formula="of:=[.A78]+5"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be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formula="of:=[.A79]+5"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ibe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</table:table-row>
        <table:table-row table:style-name="ro3">
          <table:table-cell table:formula="of:=[.A80]+5"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s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formula="of:=[.A81]+5"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genus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3">
          <table:table-cell table:formula="of:=[.A82]+5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ion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table:formula="of:=[.A83]+5"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table:formula="of:=[.A84]+5"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es</text:p>
          </table:table-cell>
          <table:table-cell office:value-type="float" office:value="505" calcext:value-type="float">
            <text:p>505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table:formula="of:=[.A85]+5"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pecies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table:formula="of:=[.A86]+5"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ety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formula="of:=[.A87]+5"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variety</text:p>
          </table:table-cell>
          <table:table-cell office:value-type="float" office:value="520" calcext:value-type="float">
            <text:p>520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table:formula="of:=[.A88]+5"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formula="of:=[.A89]+5"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form</text:p>
          </table:table-cell>
          <table:table-cell office:value-type="float" office:value="530" calcext:value-type="float">
            <text:p>530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table:number-columns-repeated="5"/>
        </table:table-row>
        <table:table-row table:style-name="ro3" table:number-rows-repeated="104848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3:05:37.927025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13:43:42.898408669</dc:date>
    <dc:creator>Brian </dc:creator>
    <meta:generator>LibreOffice/4.4.1.2$Linux_X86_64 LibreOffice_project/40m0$Build-2</meta:generator>
    <meta:editing-duration>PT36M28S</meta:editing-duration>
    <meta:editing-cycles>8</meta:editing-cycles>
    <meta:document-statistic meta:table-count="1" meta:cell-count="450" meta:object-count="0"/>
  </office:meta>
</office:document-meta>
</file>